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Название алгоритма</text:p>
          </table:table-cell>
          <table:table-cell table:style-name="ce1" office:value-type="string" calcext:value-type="string" table:number-columns-spanned="5" table:number-rows-spanned="1">
            <text:p>Elapsed time, m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Количество эл-тов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_000</text:p>
          </table:table-cell>
          <table:table-cell office:value-type="string" calcext:value-type="string">
            <text:p>10_000</text:p>
          </table:table-cell>
          <table:table-cell office:value-type="string" calcext:value-type="string">
            <text:p>100_00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0M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8960" calcext:value-type="float">
            <text:p>8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ionShiftS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37" calcext:value-type="float">
            <text:p>1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ionBinaryS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06" calcext:value-type="float">
            <text:p>1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S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, gap 2^k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739" calcext:value-type="float">
            <text:p>4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, gap (3^gap-1)/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ioonS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29" calcext:value-type="float">
            <text:p>1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1161" calcext:value-type="float">
            <text:p>1161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868" calcext:value-type="float">
            <text:p>2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864" calcext:value-type="float">
            <text:p>864</text:p>
          </table:table-cell>
          <table:table-cell office:value-type="float" office:value="9351" calcext:value-type="float">
            <text:p>9351</text:p>
          </table:table-cell>
        </table:table-row>
        <table:table-row table:style-name="ro1">
          <table:table-cell office:value-type="string" calcext:value-type="string">
            <text:p>MergeSort Optimiz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office:value-type="float" office:value="839" calcext:value-type="float">
            <text:p>839</text:p>
          </table:table-cell>
          <table:table-cell office:value-type="float" office:value="9228" calcext:value-type="float">
            <text:p>9228</text:p>
          </table:table-cell>
        </table:table-row>
        <table:table-row table:style-name="ro1">
          <table:table-cell office:value-type="string" calcext:value-type="string">
            <text:p>BucketS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4626" calcext:value-type="float">
            <text:p>462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untingS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RadixS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 office:value-type="float" office:value="2469" calcext:value-type="float">
            <text:p>2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8:57:20.237233319</meta:creation-date>
    <dc:date>2024-03-03T22:02:26.903756345</dc:date>
    <meta:editing-duration>PT11H12M20S</meta:editing-duration>
    <meta:editing-cycles>8</meta:editing-cycles>
    <meta:generator>LibreOffice/7.3.7.2$Linux_X86_64 LibreOffice_project/30$Build-2</meta:generator>
    <meta:document-statistic meta:table-count="1" meta:cell-count="99" meta:object-count="0"/>
  </office:meta>
</office:document-meta>
</file>